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15" calcext:value-type="float">
            <text:p>96,15</text:p>
          </table:table-cell>
          <table:table-cell office:value-type="float" office:value="3.85" calcext:value-type="float">
            <text:p>3,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18" calcext:value-type="float">
            <text:p>96,18</text:p>
          </table:table-cell>
          <table:table-cell office:value-type="float" office:value="3.82" calcext:value-type="float">
            <text:p>3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4.35" calcext:value-type="float">
            <text:p>94,35</text:p>
          </table:table-cell>
          <table:table-cell office:value-type="float" office:value="5.65" calcext:value-type="float">
            <text:p>5,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3.11" calcext:value-type="float">
            <text:p>93,11</text:p>
          </table:table-cell>
          <table:table-cell office:value-type="float" office:value="6.89" calcext:value-type="float">
            <text:p>6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2" calcext:value-type="float">
            <text:p>96,92</text:p>
          </table:table-cell>
          <table:table-cell office:value-type="float" office:value="3.08" calcext:value-type="float">
            <text:p>3,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3.67" calcext:value-type="float">
            <text:p>93,67</text:p>
          </table:table-cell>
          <table:table-cell office:value-type="float" office:value="6.33" calcext:value-type="float">
            <text:p>6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5.904" calcext:value-type="float">
            <text:p>95,904</text:p>
          </table:table-cell>
          <table:table-cell table:formula="of:=AVERAGE([.C2:.C11])" office:value-type="float" office:value="4.096" calcext:value-type="float">
            <text:p>4,09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3:12:52.249132051</meta:creation-date>
    <dc:date>2017-12-18T13:25:58.026086440</dc:date>
    <meta:editing-duration>PT3M5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